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fo:background-color="#ffff00"/>
    </style:style>
    <style:style style:name="P3" style:family="paragraph" style:parent-style-name="Text_20_body">
      <style:paragraph-properties fo:text-align="center" style:justify-single-word="false"/>
      <style:text-properties officeooo:rsid="003904bb" officeooo:paragraph-rsid="003904bb" fo:background-color="#ffff00"/>
    </style:style>
    <style:style style:name="P4" style:family="paragraph" style:parent-style-name="Text_20_body">
      <style:paragraph-properties fo:text-align="center" style:justify-single-word="false"/>
      <style:text-properties officeooo:rsid="003611e5" officeooo:paragraph-rsid="003611e5" fo:background-color="#ffff00"/>
    </style:style>
    <style:style style:name="P5" style:family="paragraph" style:parent-style-name="Text_20_body">
      <style:paragraph-properties fo:text-align="center" style:justify-single-word="false"/>
      <style:text-properties officeooo:rsid="00430af2" officeooo:paragraph-rsid="00430af2" fo:background-color="#ffff00"/>
    </style:style>
    <style:style style:name="P6" style:family="paragraph" style:parent-style-name="Text_20_body">
      <style:paragraph-properties fo:text-align="center" style:justify-single-word="false"/>
      <style:text-properties officeooo:rsid="003611e5" officeooo:paragraph-rsid="003611e5"/>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3611e5"/>
    </style:style>
    <style:style style:name="P9" style:family="paragraph" style:parent-style-name="Text_20_body">
      <style:paragraph-properties fo:text-align="justify" style:justify-single-word="false"/>
      <style:text-properties officeooo:paragraph-rsid="003471b5"/>
    </style:style>
    <style:style style:name="P10" style:family="paragraph" style:parent-style-name="Text_20_body">
      <style:paragraph-properties fo:text-align="justify" style:justify-single-word="false"/>
      <style:text-properties officeooo:paragraph-rsid="0035efb6"/>
    </style:style>
    <style:style style:name="P11" style:family="paragraph" style:parent-style-name="Text_20_body">
      <style:text-properties officeooo:rsid="003675aa" officeooo:paragraph-rsid="003904bb"/>
    </style:style>
    <style:style style:name="P12" style:family="paragraph" style:parent-style-name="Text_20_body">
      <style:paragraph-properties fo:text-align="justify" style:justify-single-word="false"/>
      <style:text-properties officeooo:rsid="002bfaf9"/>
    </style:style>
    <style:style style:name="P13" style:family="paragraph" style:parent-style-name="Text_20_body">
      <style:text-properties officeooo:rsid="003904bb" officeooo:paragraph-rsid="003904bb"/>
    </style:style>
    <style:style style:name="P14" style:family="paragraph" style:parent-style-name="Text_20_body">
      <style:text-properties officeooo:rsid="00391995" officeooo:paragraph-rsid="003ae48f"/>
    </style:style>
    <style:style style:name="P15" style:family="paragraph" style:parent-style-name="Text_20_body">
      <style:text-properties officeooo:rsid="003a4819" officeooo:paragraph-rsid="003ae48f"/>
    </style:style>
    <style:style style:name="P16" style:family="paragraph" style:parent-style-name="Text_20_body">
      <style:text-properties officeooo:rsid="00412859" officeooo:paragraph-rsid="00412859"/>
    </style:style>
    <style:style style:name="P17" style:family="paragraph" style:parent-style-name="Text_20_body">
      <style:text-properties officeooo:rsid="00415d24" officeooo:paragraph-rsid="00415d24"/>
    </style:style>
    <style:style style:name="P18" style:family="paragraph" style:parent-style-name="Text_20_body">
      <style:text-properties officeooo:rsid="00430af2" officeooo:paragraph-rsid="00430af2"/>
    </style:style>
    <style:style style:name="P19" style:family="paragraph" style:parent-style-name="Quotations">
      <style:text-properties officeooo:paragraph-rsid="0035efb6"/>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1">
      <style:text-properties officeooo:rsid="0025a698" officeooo:paragraph-rsid="0025a698"/>
    </style:style>
    <style:style style:name="P23" style:family="paragraph" style:parent-style-name="Heading_20_1">
      <style:text-properties officeooo:paragraph-rsid="004a87bb"/>
    </style:style>
    <style:style style:name="P24" style:family="paragraph" style:parent-style-name="Heading_20_2">
      <style:text-properties officeooo:rsid="00391995" officeooo:paragraph-rsid="00391995"/>
    </style:style>
    <style:style style:name="P25" style:family="paragraph" style:parent-style-name="Heading_20_2">
      <style:text-properties officeooo:rsid="00412859" officeooo:paragraph-rsid="00412859"/>
    </style:style>
    <style:style style:name="P26" style:family="paragraph" style:parent-style-name="Heading_20_2">
      <style:text-properties officeooo:rsid="00430af2" officeooo:paragraph-rsid="00452442"/>
    </style:style>
    <style:style style:name="P27" style:family="paragraph" style:parent-style-name="Heading_20_2">
      <style:text-properties officeooo:rsid="004d50b1" officeooo:paragraph-rsid="004d50b1"/>
    </style:style>
    <style:style style:name="P28" style:family="paragraph" style:parent-style-name="Heading_20_2">
      <style:text-properties officeooo:rsid="00524d72" officeooo:paragraph-rsid="00524d72"/>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a87bb"/>
    </style:style>
    <style:style style:name="P31" style:family="paragraph" style:parent-style-name="Text_20_body">
      <style:text-properties officeooo:rsid="004a87bb" officeooo:paragraph-rsid="004a87bb"/>
    </style:style>
    <style:style style:name="P32" style:family="paragraph" style:parent-style-name="Text_20_body">
      <style:paragraph-properties fo:text-align="center" style:justify-single-word="false"/>
      <style:text-properties fo:background-color="#ffff00"/>
    </style:style>
    <style:style style:name="P33" style:family="paragraph" style:parent-style-name="Text_20_body">
      <style:paragraph-properties fo:text-align="center" style:justify-single-word="false"/>
      <style:text-properties officeooo:rsid="00501fbd" officeooo:paragraph-rsid="00501fbd" fo:background-color="#ffff00"/>
    </style:style>
    <style:style style:name="P34" style:family="paragraph" style:parent-style-name="Text_20_body">
      <style:text-properties officeooo:rsid="004f48c0" officeooo:paragraph-rsid="004f48c0"/>
    </style:style>
    <style:style style:name="P35" style:family="paragraph" style:parent-style-name="Text_20_body">
      <style:text-properties officeooo:rsid="00512a1f" officeooo:paragraph-rsid="00512a1f"/>
    </style:style>
    <style:style style:name="P36" style:family="paragraph" style:parent-style-name="Text_20_body">
      <style:text-properties officeooo:paragraph-rsid="00524d72"/>
    </style:style>
    <style:style style:name="T1" style:family="text">
      <style:text-properties officeooo:rsid="001d16fc"/>
    </style:style>
    <style:style style:name="T2" style:family="text">
      <style:text-properties officeooo:rsid="00266e62"/>
    </style:style>
    <style:style style:name="T3" style:family="text">
      <style:text-properties officeooo:rsid="00283d22"/>
    </style:style>
    <style:style style:name="T4" style:family="text">
      <style:text-properties officeooo:rsid="00289d68"/>
    </style:style>
    <style:style style:name="T5" style:family="text">
      <style:text-properties officeooo:rsid="002a949e"/>
    </style:style>
    <style:style style:name="T6" style:family="text">
      <style:text-properties officeooo:rsid="002bfaf9"/>
    </style:style>
    <style:style style:name="T7" style:family="text">
      <style:text-properties officeooo:rsid="0030be64"/>
    </style:style>
    <style:style style:name="T8" style:family="text">
      <style:text-properties officeooo:rsid="003157a7"/>
    </style:style>
    <style:style style:name="T9" style:family="text">
      <style:text-properties officeooo:rsid="003471b5"/>
    </style:style>
    <style:style style:name="T10" style:family="text">
      <style:text-properties officeooo:rsid="0035efb6"/>
    </style:style>
    <style:style style:name="T11" style:family="text">
      <style:text-properties officeooo:rsid="003611e5"/>
    </style:style>
    <style:style style:name="T12" style:family="text">
      <style:text-properties fo:background-color="#ffff00" loext:char-shading-value="0"/>
    </style:style>
    <style:style style:name="T13" style:family="text">
      <style:text-properties officeooo:rsid="003675aa" fo:background-color="#ffff00" loext:char-shading-value="0"/>
    </style:style>
    <style:style style:name="T14" style:family="text">
      <style:text-properties officeooo:rsid="0040c5bc" fo:background-color="#ffff00" loext:char-shading-value="0"/>
    </style:style>
    <style:style style:name="T15" style:family="text">
      <style:text-properties officeooo:rsid="00430af2" fo:background-color="#ffff00" loext:char-shading-value="0"/>
    </style:style>
    <style:style style:name="T16" style:family="text">
      <style:text-properties officeooo:rsid="0037cc28"/>
    </style:style>
    <style:style style:name="T17" style:family="text">
      <style:text-properties officeooo:rsid="0037f21e"/>
    </style:style>
    <style:style style:name="T18" style:family="text">
      <style:text-properties officeooo:rsid="003a4819"/>
    </style:style>
    <style:style style:name="T19" style:family="text">
      <style:text-properties style:font-name="Liberation Serif1" officeooo:rsid="003a4819" style:font-name-asian="Liberation Serif1" style:font-name-complex="Liberation Serif1"/>
    </style:style>
    <style:style style:name="T20" style:family="text">
      <style:text-properties style:font-name="Liberation Serif1" officeooo:rsid="003eec22" style:font-name-asian="Liberation Serif1" style:font-name-complex="Liberation Serif1"/>
    </style:style>
    <style:style style:name="T21" style:family="text">
      <style:text-properties style:font-name="Liberation Serif1" officeooo:rsid="003eec22" fo:background-color="#ffff00" loext:char-shading-value="0" style:font-name-asian="Liberation Serif1" style:font-name-complex="Liberation Serif1"/>
    </style:style>
    <style:style style:name="T22" style:family="text">
      <style:text-properties style:font-name="Liberation Serif1" officeooo:rsid="00430af2" fo:background-color="#ffff00" loext:char-shading-value="0" style:font-name-asian="Liberation Serif1" style:font-name-complex="Liberation Serif1"/>
    </style:style>
    <style:style style:name="T23" style:family="text">
      <style:text-properties officeooo:rsid="003c38b8"/>
    </style:style>
    <style:style style:name="T24" style:family="text">
      <style:text-properties officeooo:rsid="0040c5bc"/>
    </style:style>
    <style:style style:name="T25" style:family="text">
      <style:text-properties officeooo:rsid="00430af2"/>
    </style:style>
    <style:style style:name="T26" style:family="text">
      <style:text-properties fo:background-color="transparent" loext:char-shading-value="0"/>
    </style:style>
    <style:style style:name="T27" style:family="text">
      <style:text-properties officeooo:rsid="0043edd9"/>
    </style:style>
    <style:style style:name="T28" style:family="text">
      <style:text-properties officeooo:rsid="00452442"/>
    </style:style>
    <style:style style:name="T29" style:family="text">
      <style:text-properties officeooo:rsid="0046fa6d"/>
    </style:style>
    <style:style style:name="T30" style:family="text">
      <style:text-properties officeooo:rsid="0047da38"/>
    </style:style>
    <style:style style:name="T31" style:family="text">
      <style:text-properties officeooo:rsid="00501fbd"/>
    </style:style>
    <style:style style:name="T32" style:family="text">
      <style:text-properties officeooo:rsid="00521a62"/>
    </style:style>
    <style:style style:name="T33" style:family="text">
      <style:text-properties style:text-position="super 58%" officeooo:rsid="00521a62"/>
    </style:style>
    <style:style style:name="T34" style:family="text">
      <style:text-properties style:text-position="super 58%" officeooo:rsid="00524d72"/>
    </style:style>
    <style:style style:name="T35" style:family="text">
      <style:text-properties style:text-position="0% 100%" officeooo:rsid="00524d7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 robotique</text:p>
      <text:p text:style-name="Standard"/>
      <text:h text:style-name="Heading_20_1" text:outline-level="1" text:is-list-header="true"><text:bookmark-start text:name="__RefHeading___Toc426_843092933"/>Résumé<text:bookmark-end text:name="__RefHeading___Toc426_843092933"/></text:h>
      <text:p text:style-name="Standard"/>
      <text:h text:style-name="Heading_20_1" text:outline-level="1" text:is-list-header="true"><text:bookmark-start text:name="__RefHeading___Toc428_843092933"/>Table des matières<text:bookmark-end text:name="__RefHeading___Toc428_84309293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426_843092933" text:style-name="Index_20_Link" text:visited-style-name="Index_20_Link">Résumé<text:tab/>1</text:a></text:p>
          <text:p text:style-name="P20"><text:a xlink:type="simple" xlink:href="#__RefHeading___Toc428_843092933" text:style-name="Index_20_Link" text:visited-style-name="Index_20_Link">Table des matières<text:tab/>1</text:a></text:p>
          <text:p text:style-name="P20"><text:a xlink:type="simple" xlink:href="#__RefHeading___Toc430_843092933" text:style-name="Index_20_Link" text:visited-style-name="Index_20_Link">1 Introduction<text:tab/>1</text:a></text:p>
          <text:p text:style-name="P20"><text:a xlink:type="simple" xlink:href="#__RefHeading___Toc432_843092933" text:style-name="Index_20_Link" text:visited-style-name="Index_20_Link">2 Les robots et leurs généralités<text:tab/>2</text:a></text:p>
          <text:p text:style-name="P21"><text:a xlink:type="simple" xlink:href="#__RefHeading___Toc434_843092933" text:style-name="Index_20_Link" text:visited-style-name="Index_20_Link">2.1 Classification par rapport à leur interaction avec l’environnement<text:tab/>2</text:a></text:p>
          <text:p text:style-name="P21"><text:a xlink:type="simple" xlink:href="#__RefHeading___Toc436_843092933" text:style-name="Index_20_Link" text:visited-style-name="Index_20_Link">2.2 Classification par rapport à leur domaine d’application<text:tab/>3</text:a></text:p>
          <text:p text:style-name="P21"><text:a xlink:type="simple" xlink:href="#__RefHeading___Toc133_1074425791" text:style-name="Index_20_Link" text:visited-style-name="Index_20_Link">2.3 Conclusion<text:tab/>4</text:a></text:p>
          <text:p text:style-name="P20"><text:a xlink:type="simple" xlink:href="#__RefHeading___Toc207_694879560" text:style-name="Index_20_Link" text:visited-style-name="Index_20_Link">3 Les capteurs<text:tab/>4</text:a></text:p>
          <text:p text:style-name="P21"><text:a xlink:type="simple" xlink:href="#__RefHeading___Toc209_694879560" text:style-name="Index_20_Link" text:visited-style-name="Index_20_Link">3.1 Capteurs de distance<text:tab/>5</text:a></text:p>
          <text:p text:style-name="P21"><text:a xlink:type="simple" xlink:href="#__RefHeading___Toc269_3422928130" text:style-name="Index_20_Link" text:visited-style-name="Index_20_Link">3.2 Capteurs de distance utilisant l’ultrason<text:tab/>5</text:a></text:p>
          <text:p text:style-name="P21"><text:a xlink:type="simple" xlink:href="#__RefHeading___Toc271_3422928130" text:style-name="Index_20_Link" text:visited-style-name="Index_20_Link">3.3 Les capteurs de proximité infrarouge<text:tab/>6</text:a></text:p>
          <text:p text:style-name="P21"><text:a xlink:type="simple" xlink:href="#__RefHeading___Toc330_3422928130" text:style-name="Index_20_Link" text:visited-style-name="Index_20_Link">3.4 Capteurs optique de distance<text:tab/>6</text:a></text:p>
          <text:p text:style-name="P21"><text:a xlink:type="simple" xlink:href="#__RefHeading___Toc332_3422928130" text:style-name="Index_20_Link" text:visited-style-name="Index_20_Link">3.5 La triangulation<text:tab/>7</text:a></text:p>
        </text:index-body>
      </text:table-of-content>
      <text:p text:style-name="Text_20_body"/>
      <text:h text:style-name="Heading_20_1" text:outline-level="1"><text:bookmark-start text:name="__RefHeading___Toc430_843092933"/><text:span text:style-name="T1">I</text:span>ntroduction<text:bookmark-end text:name="__RefHeading___Toc430_843092933"/></text:h>
      <text:p text:style-name="P7">Les robots sont présents dans chaque action de notre quotidien, ils sont devenus essentiels à notre vie. En effet, aujourd’hui certaines machines à laver ou tondeuse à gazons peuvent s’enclencher automatiquement et exécuter leurs tâches dans une autonomie totale. Ces avancées permettent de réduire l’effort fourni par l’homme lors de ses tâches ménagères ; mais les robots peuvent faciliter la vie dans d’autres domaines tels que la médecine, avec le robot "Da Vinci" par exemple, ou dans le secteur du déplacement, comme avec le "Smart Shuttle" qui se situe à Sion. Grâce à toutes ces avancées, des robots éducatifs ont pu être créés afin de faire comprendre la robotique aux plus jeunes ou aux personnes qui ne font pas d’études dans ce domaine. C’est grâce à l’étude du robot "Thymio" créé à l’école polytechnique fédérale de Lausanne et de certains ouvrages que ce travail de maturité a pu être réalisé. En effet, cet écrit permettra de comprendre les bases de la robotique telles que les capteurs, les moteurs, le modèle de contrôle ou la programmation événementielle. Il permettra également d’explorer les bases de la robotique avec l’aide du robot "Thymio" et permettra de tester les possibilités de ces robots. Enfin un projet personnel réalisé avec robot sera mis en œuvre.</text:p>
      <text:p text:style-name="P2">(INSÉRER IMAGE ROBOT DA VINCI)</text:p>
      <text:p text:style-name="P31"/>
      <text:h text:style-name="P23" text:outline-level="1"><text:bookmark-start text:name="__RefHeading___Toc432_843092933"/><text:soft-page-break/>Les robots et leurs généralités<text:bookmark-end text:name="__RefHeading___Toc432_843092933"/></text:h>
      <text:p text:style-name="P30">Commençons par définir ce qu’est un robot. D’après le Larousse, un robot est un "appareil automatique capable de manipuler des objets ou d'exécuter des opérations selon un programme fixe, modifiable ou adaptable". Ajoutons qu’un robot requiert la maîtrise de plusieurs techniques telles que la mécanique, l’électronique et l’informatique. L’étymologie de ce mot provient du tchécoslovaque Josef Čapek qui s’inspira du mot tchèque "robota" qui signifie travail forcé. Cependant Josef communiqua son idée de mot à son frère Karel Čapek qui le fit apparaître pour la première fois dans sa pièce de théâtre en 1920. Grâce à la notoriété de sa pièce, Karel sera considéré comme l’inventeur du mot robot. Revenons sur la définition du Larousse et penchons-nous sur les termes de la "programmation fixe, modifiable ou adaptable", ces termes sous-entendent le fait de savoir si un robot est doté de capteurs ou non. Cela rend difficile la caractérisation d’un robot puisqu’en effet, il existe plusieurs types de robots. Cependant, nous pouvons faire plusieurs types de classifications, comme une classification par rapport à leur interaction avec l’environnement, ou par rapport à leur domaine d’application.</text:p>
      <text:p text:style-name="Text_20_body"/>
      <text:p text:style-name="Text_20_body"/>
      <text:h text:style-name="Heading_20_2" text:outline-level="2"><text:bookmark-start text:name="__RefHeading___Toc434_843092933"/>Classification par rapport à leur interaction avec l’environnement<text:bookmark-end text:name="__RefHeading___Toc434_843092933"/></text:h>
      <text:p text:style-name="P2">(INSÉRER IMAGE 1.1 DU LIVRE)</text:p>
      <text:p text:style-name="P7">Les robots peuvent être séparés en 2 sections, les fixes et les mobiles. Les robots fixes sont présents en majorité dans le secteur industriel. Ils ont pour but d’exercer des tâches répétitives prédéfinies telles que la soudure ou la peinture et se situent dans des lieux prédisposés à l’accueil de machines comme eux. Grâce aux progrès de la technologie, ces robots sont de plus en plus enclins à se séparer de l’homme et à acquérir de l’autonomie.</text:p>
      <text:p text:style-name="P7"/>
      <text:p text:style-name="P7">En revanche, les robots mobiles sont, comme nous pouvons le présupposer, des robots qui ont la capacité de bouger. Cependant, ce type de robot doit être prêt à interagir avec l’environnement changeant qui l’entoure. Il n’est pas à l’abri de faire face à un homme ou un animal, comme le sont les aspirateurs robotisés ; et doit pouvoir continuer à exécuter sa tâche malgré les contraintes qui s’y opposent.</text:p>
      <text:p text:style-name="P7">Ces types de robots sont, de nos jours, capables de se déplacer dans trois des quatre éléments de la terre. Les drones font partie de la catégorie aérienne et peuvent se déplacer grâce à leurs hélices. Ils peuvent permettre, par exemple, de prendre des photos de lieux inatteignable pour l’homme, ce qui permet de les analyser. Les explorateurs sous-marins sont des machines de type aquatique qui permettent l’exploration des fonds marins inatteignables et également l’analyse des espèces présentes, puisqu’en effet : "90 % des fonds marins restent à explorer". Les voitures robotisées sont des exemples de machines de type terrestre. Si elles sont mises en vigueur pour l’ensemble de la population, elles pourront changer le mode de déplacement de l’homme dans le futur. Les robots terrestres peuvent être dotés de jambes (ou de pattes) comme le "mini cheetah", robot crée par le <text:soft-page-break/>MIT. Ils peuvent également être dotés de chenilles comme "Grover", robot crée par la NASA, qui a exploré le Groenland afin d’étudier la fonte des glaces. Ils peuvent aussi être dotés de roues comme "Curiosity", robot créé par la NASA également, qui effectue une exploration de la planète Mars. Le choix de leur mode de déplacement change par rapport à la nature des sols auxquels ils vont être confrontés.</text:p>
      <text:p text:style-name="P2">(INSÉRER IMAGE GROVER+MINI CHEETAH)</text:p>
      <text:p text:style-name="Text_20_body"/>
      <text:h text:style-name="Heading_20_2" text:outline-level="2"><text:bookmark-start text:name="__RefHeading___Toc436_843092933"/>Classification par rapport à leur domaine d’application<text:bookmark-end text:name="__RefHeading___Toc436_843092933"/></text:h>
      <text:p text:style-name="Text_20_body"/>
      <text:p text:style-name="P2">(INSÉRER IMAGE 1.2 DU LIVRE)</text:p>
      <text:p text:style-name="P7">Comme dit précédemment, les robots peuvent être classés par leur domaine d’application, donc par le secteur dans lequel ils peuvent être utiles. C’est pour cela que deux sections peuvent être distinctes, le secteur de l’industrie et celui du service.</text:p>
      <text:p text:style-name="Text_20_body"/>
      <text:p text:style-name="P7">C’est dans le secteur industriel que les robots firent, pour la première fois, leur apparition. En effet, ils jouent un rôle important dans les travaux à la chaîne effectués dans les entreprises. Ils sont grandement utiles à l’être humain pour effectuer des tâches qui pourrait mettre en danger les ouvriers mais aussi parce qu’ils peuvent être beaucoup plus rapides que les humains. Cependant, il ne faut pas penser que les robots volent le travail des ouvriers. Derrière chaque robot se cache un humain. En effet, pendant que le robot effectue les tâches répétitives et dangereuses, l’ouvrier est nécessaire pour le contrôle du travail. S’il y a une erreur dans le programme du robot, celui-ci ne pourra pas s’apercevoir de son erreur, tandis que l’homme s’en rendra compte. De plus, l’homme est utile justement pour programmer le robot dans le but qu’il exécute la tâche qu’il désire. C’est pour cela que les robots peuvent être présents dans la logistique comme par exemple le robot "Handle", robot crée par Boston Dynamics, qui soulève des charges lourdes et les déplace aux endroits voulus. Ils peuvent aussi être présents dans la manufacture, comme lors de la construction de pièces métalliques ou de soudure, environnement qui peut être nocif pour l’homme à long terme.</text:p>
      <text:p text:style-name="Text_20_body"/>
      <text:p text:style-name="P7">Le secteur du service peut être divisé en quatre sections. En effet, les robots peuvent apporter leur aide dans la médecine, les tâches ménagères, l’éducation et la défense. Les robots médicaux existent ; cependant, à cause de leurs prix, ils ne sont pas utilisés dans toutes les opérations. De plus, du fait de leur apparition récente, ils ne peuvent pas être totalement autonomes ; l’homme est largement nécessaire encore aujourd’hui et en ce moment, ils servent juste de soutien. Cependant, il est déjà possible de se faire opérer par un robot, notamment par le robot "Da Vinci", déjà présenté récemment, qui effectue des opérations abdominales. Les robots qui effectuent des tâches ménagères sont au contraire beaucoup plus communs. Prenons l’exemple des robots tondeurs de gazons ou des robots aspirateurs, l’avantage de ceux-ci est qu’ils sont totalement autonomes. Ils se baladent dans la maison ou le jardin afin de comprendre les subtilités de ces milieux et donc d’éviter les obstacles tels que les meubles, les animaux ou tout simplement l’être humain. De plus, <text:soft-page-break/>grâce au progrès des technologies, ces robots sont de plus en plus abordables et peuvent être utiles pour les personnes qui sont débordées et qui ne peuvent pas se permettre d’accorder du temps à effectuer les tâches ménagères. Les robots éducatifs sont de plus en plus présents dans le quotidien des enfants. En effet, ils sont désormais intégrés dans le programme de certaines écoles. De plus, ils sont de plus en plus abordables malgré le fait qu’ils deviennent de plus en plus complexes, ce qui amplifie leur intérêt. D’ailleurs cette nouvelle alternative de l’enseignement peut permettre de faire naître des vocations chez certains enfants, ce qui peut être bénéfique pour le futur. Plusieurs types de robots éducatifs sont aujourd’hui présents sur le marché et conviennent pour tous types d’âges, tels que les LEGO® MINDSTORMS® ou bien le robot Thymio qui va être étudié plus tard. Les robots peuvent aussi servir à la défense militaire, cependant ils ne sont pas abordables et ne peuvent pas être la propriété de tout le monde. Les robots militaires ont pour tâches de faire des repérages grâce aux drones et traverser des champs minés afin d’épargner la vie des militaires.</text:p>
      <text:p text:style-name="P1"/>
      <text:h text:style-name="Heading_20_2" text:outline-level="2"><text:bookmark-start text:name="__RefHeading___Toc133_1074425791"/>Conclusion<text:bookmark-end text:name="__RefHeading___Toc133_1074425791"/></text:h>
      <text:p text:style-name="P10">Bien que le robot a<text:span text:style-name="T9">it</text:span> été crée en <text:span text:style-name="T2">1920 </text:span><text:span text:style-name="T3">et qu’il est aujourd’hui encore en perpétuelle évolution, il ne faut pas oublier toutes les créations faites auparavant qui </text:span><text:span text:style-name="T9">font parti, aujourd’hui, des composantes d’un robot, composantes que travail de maturité va étudier</text:span><text:span text:style-name="T3">. </text:span><text:span text:style-name="T4">Comme la création du premier programme informatique, par exemple, qui fut crée par la scientifique britannique Ada Lovelace. </text:span><text:span text:style-name="T5">Ada Lovelace, rencontra Charles Babbage qui avait crée la machine analytique et décela tout le potentiel de sa réalisation. Elle s’exprima sur on invention en disant : </text:span></text:p>
      <text:p text:style-name="P19">«La machine analytique n’a nullement la prétention de créer quelque chose par elle-même. Elle peut exécuter tout ce que nous saurons lui ordonner d’exécuter. Son rôle est de nous aider à effectuer ce que nous savons déjà dominer».</text:p>
      <text:p text:style-name="P12">Ces avancés ont permis de créer des robots tels que nous les connaissons aujourd’hui, mais nous sommes qu’au début de leur évolution, il nous reste tant de choses à comprendre sur eux. </text:p>
      <text:h text:style-name="P22" text:outline-level="1"><text:bookmark-start text:name="__RefHeading___Toc207_694879560"/>Les capteurs<text:bookmark-end text:name="__RefHeading___Toc207_694879560"/></text:h>
      <text:p text:style-name="P8"><text:span text:style-name="T6">Les capteurs sont extrêmement importants lors de la création d’un robot, en effet ils permettent à celui-ci de se repérer dans son environnement et de savoir si des obstacles se situent sur son chemin par exemple. </text:span><text:span text:style-name="T7">Selon son type, le capteur peut calculer différent types de grandeur</text:span><text:span text:style-name="T8">s</text:span><text:span text:style-name="T7"> physiques </text:span><text:span text:style-name="T9">et grâce aux données que nous pourront extraire de ces mesures, nous pourrons décider quels actions peut effectuer un robot en fonction de ces données.</text:span></text:p>
      <text:p text:style-name="P9"><text:span text:style-name="T9">Comme pour les types de robot, </text:span><text:span text:style-name="T10">il existe différents types de capteur. </text:span><text:span text:style-name="T11">Deux types de capteurs peuvent être distingués, ce sont les capteur proprioceptifs et extéroceptifs. De plus, dans la catégorie des capteurs extéroceptifs, deux autres sous section peuvent être remarqués, ce sont les capteurs actifs et passifs. </text:span></text:p>
      <text:p text:style-name="P6"><text:span text:style-name="T12">(</text:span><text:span text:style-name="T13">INSÉRER</text:span><text:span text:style-name="T12"> IMAGE 2.1 LIVRE)</text:span></text:p>
      <text:p text:style-name="P4"/>
      <text:p text:style-name="P11"><text:soft-page-break/>Un capteur proprioceptif est un capteur interne au robot, cela signifie qu’il mesure l’état du robot lui-même. Un exemple concret de capteur proprioceptif est le compteur de vitesse d’un robot mobile qui calcule la vitesse à laquelle se déplace le robot en calculant le nombre de tours de ses roues sur une période donnée. Un capteur extéroceptif, lui, mesure l’état de l’environnement, ce qui veut dire qu’il mesure tout ce qui est extérieur à lui-même. Cependant, un capteur actif mesure en en émettant de l’énergie qui peut affecter son environnement, un <text:span text:style-name="T16">exemple est le télémètre acoustique appelé sonar. Au vu de l’obscurité des fonds marins, le sonar actif d’un sous-marin envoie des impulsions sonores et écoute leurs échos lorsqu’ils rencontrent des obstacles. Grâce au temps qu’il en découle entre le moment ou l’impulsion est lancé et lors de la réception de son échos, le sonar peut déterminer à quel distance </text:span><text:span text:style-name="T17">par rapport au </text:span><text:span text:style-name="T16">sous-marin se situe l’obstacle. </text:span></text:p>
      <text:p text:style-name="P3">(IMAGE SONAR)</text:p>
      <text:p text:style-name="P13">Maintenant que les bases ont été posées, cet écrit va traiter d’autres types de capteurs. </text:p>
      <text:h text:style-name="P24" text:outline-level="2"><text:bookmark-start text:name="__RefHeading___Toc209_694879560"/>Capteurs de distance <text:bookmark-end text:name="__RefHeading___Toc209_694879560"/></text:h>
      <text:p text:style-name="P14">Pour qu’un robot mobile puisse se déplacer comme il le souhaite, il a besoin de savoir si un obstacles se trouve sur son chemin, c’est pour cela qu’il peut utiliser un capteur de distance. Les capteurs de distance font partis de la catégorie extéroceptif externe des robots, puisque ils ne sont pas interne à celui-ci. Le capteur de distance utilise à peut près le même principe du sonar, il émet un signal et attends la réception du retour de celui-ci. Le temps qui s’écoulera entre l’émission et la réception permettra de déterminer à quelle distance le robot se situe de l’obstacle. La formule déjà étudié en physique <text:span text:style-name="T18">s</text:span><text:span text:style-name="T19">=½*v*t </text:span><text:span text:style-name="T21">(</text:span><text:span text:style-name="T22">METTRE LA FORMULE DU LIVRE</text:span><text:span text:style-name="T21">)</text:span><text:span text:style-name="T20"> </text:span>sera appliquer afin de déterminer la distance. Une piqûre de <text:span text:style-name="T23">rappel</text:span> s’impose pour comprendre cette formule :[S] signifie la distance entre le robot et l’objet, le 1/2 <text:span text:style-name="T14">(</text:span><text:span text:style-name="T15">CHERCHER IMAGE</text:span><text:span text:style-name="T14">)</text:span><text:span text:style-name="T24"> </text:span>représente le fait que l’onde va vers l’objet et revient, [V] représente la vélocité du robot, autrement dit sa vitesse à laquelle il se situe lors de l’émission, [T] représente le temps entre l’émission et la réception de l’onde. </text:p>
      <text:p text:style-name="P15">Cependant, les capteurs de distance bon marché n’utilisent pas cette technique de mesurer le temps entre l’émission et la réception, ceux-ci mesurent l’intensité de l’onde reçue. En revanche cette manière de mesurer est moins précise car tout d’abord, l’intensité de l’onde se perd un peu en étant émise et de plus elle ne prend pas en compte si les objets sont réfléchissant ou pas, c’est pour cela que ce type de mesure est plus approximatif. </text:p>
      <text:h text:style-name="P25" text:outline-level="2"><text:bookmark-start text:name="__RefHeading___Toc269_3422928130"/>Capteurs de distance utilisant l’ultrason <text:bookmark-end text:name="__RefHeading___Toc269_3422928130"/></text:h>
      <text:p text:style-name="P16">L’ultrason est l’onde mécanique du son dont au dessus de 20’000 Hertz est inaudible pour l’homme. <text:s/>Il y a deux lieu où l’ultrason est plus efficace que la vision, dans la nuit et dans l’eau. La nuit apporte une obscurité qui camouflent les obstacles visibles dans le noir. Dans les fonds marins c’est la même chose, la lumière à partir d’un certaine profondeur ne peut plus passer, c’est pour cela qu’il fait sombre. Les chauves-souris utilisent l’ultrason dans le noir pour se repérer dans leur environnement et les sous-marins pour se repérer dans les fonds marins.</text:p>
      <text:p text:style-name="P17">L’avantage des capteurs utilisant l’ultrason est que les mesures ne peuvent pas être par la réflexion d’un objet ou sa couleur par exemple. De plus ces capteurs font partis des plus abordables et peuvent tout autant fonctionner en extérieur. Ils sont souvent utilisés pour l’aide au parcage des <text:soft-page-break/>voiture. Cependant, leur mesure peut être alternée par la texture de l’objet, un objet en tissu absorbe plus facilement le son d’un objet en métal par exemple. Ensuite, leur mesure est plus lente que la mesure ‘’visuelle’’ car la vitesse de la lumière est plus rapide que la vitesse du son. C’est pour cela que l’éclair d’un tonnerre apparaît avant le bruit de celui-ci. <text:span text:style-name="T25">Mais l’inconvénient le plus majeur de ce type de capteur est que le robot ne peut pas savoir à quelle distance se situe l’obstacle précisément.</text:span></text:p>
      <text:p text:style-name="P18">Nous savons que la vitesse du son dans l’air est de 340 m/s soit 34’000 cm/. Si un objet se situe à 34 cm du robot le temps que va effectuer l’ultrason qu’émet le robot entre son émission et sa réception peu être déterminé. Le calcul est celui-ci : </text:p>
      <text:p text:style-name="P5">(METTRE CALCUL PAGE 37 DU LIVRE)<text:span text:style-name="T26"> <text:s/></text:span></text:p>
      <text:p text:style-name="P18">La réponse est donc donnée en milliseconde donc en mesure du temps et non de distance.</text:p>
      <text:p text:style-name="P18"/>
      <text:h text:style-name="P26" text:outline-level="2"><text:bookmark-start text:name="__RefHeading___Toc271_3422928130"/>Les capteurs de proximité infrarouge<text:bookmark-end text:name="__RefHeading___Toc271_3422928130"/></text:h>
      <text:p text:style-name="Text_20_body"><text:span text:style-name="T27">L’infrarouge est un rayonnement thermique que les objets reflètent. </text:span><text:span text:style-name="T28">L’infrarouge a une longueur d’onde plus longue que la couleur rouge puisque cette couleur est la longueur la plus longue que l’œil </text:span><text:span text:style-name="T29">humain </text:span><text:span text:style-name="T28">peut percevoir. </text:span><text:span text:style-name="T29">Ces capteurs mesurent l’intensité de la lumière réfléchie d’un objet afin de détecter sa présence. Les télécommandes de télévision par exemple fonctionnent avec ce dispositif. Ces capteurs sont qualifiés de proximités puisqu’ils ne peuvent pas </text:span><text:span text:style-name="T30">détecter</text:span><text:span text:style-name="T29"> la distance à laquelle ils se situent de leur objet. En effet, </text:span><text:span text:style-name="T30">un objet noir réfléchit moins de lumière qu’un objet blanc placé à la même distance que celui-ci, donc le capteur ne pourra pas faire la différence entre un objet noir et un objet blanc placé un peu plus loin. A cause de ce capteur est moins précis, il est souvent utilisé dans les robots pédagogiques afin de rendre le coût du robot abordable. De plus un robot de ce genre n’a pas besoin d’une telle précision de capteur puisqu’il ne sert qu’à initier à la robotique.</text:span></text:p>
      <text:p text:style-name="Text_20_body"/>
      <text:h text:style-name="P27" text:outline-level="2"><text:bookmark-start text:name="__RefHeading___Toc330_3422928130"/>Capteurs optique de distance<text:bookmark-end text:name="__RefHeading___Toc330_3422928130"/></text:h>
      <text:p text:style-name="P34">Ce capteurs utilise le laser afin de déterminer à quelle distance se trouve le robot par rapport à l’objet. <text:span text:style-name="T31">Les avantages de ce capteurs sont que tout d’abord, le laser est puissant ce qui le permet de détecter et mesurer des objets même si ceux-ci sont éloignés. De plus, le faisceau laser est cohérent, <text:s/>c’est à dire qu’il est focalisé en un point, et n’utilise pas plusieurs rayons comme la lumière blanches, lumière émise par la lumière qui possède les ondes des trois couleurs primaire afin de faire un lumière. Cette focalisation en un seul point permet une mesure bien plus précise. </text:span></text:p>
      <text:p text:style-name="P33">(INSÉRER IMAGE 2.4 LIVRE)</text:p>
      <text:p text:style-name="P35">Pour calculer combien de temps met le signal <text:span text:style-name="T32">entre l’émission et la réception de celui-ci, il faut multiplier par 2 la distance entre le robot et l’obstacle et diviser le tout par la vitesse de la lumière qui est 3 x 10</text:span><text:span text:style-name="T33">8 </text:span><text:span text:style-name="T35">m/s si la distance est en mètre ou 3 x 10</text:span><text:span text:style-name="T34">10</text:span><text:span text:style-name="T35"> cm/s si la distance est donnée en </text:span><text:soft-page-break/><text:span text:style-name="T35">centimètre. La solution correspondra au temps qu’a besoin le laser pendant l’émission et la réception. Cette solution sera donnée en millisecondes.</text:span></text:p>
      <text:p text:style-name="P35"><text:span text:style-name="T35"/></text:p>
      <text:h text:style-name="P28" text:outline-level="2"><text:bookmark-start text:name="__RefHeading___Toc332_3422928130"/>La triangulation <text:bookmark-end text:name="__RefHeading___Toc332_3422928130"/></text:h>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1:04:03.616841580</meta:creation-date>
    <dc:date>2020-06-01T14:01:54.045000000</dc:date>
    <meta:editing-duration>PT7H42M26S</meta:editing-duration>
    <meta:editing-cycles>20</meta:editing-cycles>
    <meta:generator>LibreOffice/6.4.2.2$Windows_X86_64 LibreOffice_project/4e471d8c02c9c90f512f7f9ead8875b57fcb1ec3</meta:generator>
    <meta:document-statistic meta:table-count="0" meta:image-count="0" meta:object-count="0" meta:page-count="7" meta:paragraph-count="61" meta:word-count="2892" meta:character-count="17510" meta:non-whitespace-character-count="14675"/>
  </office:meta>
</office:document-meta>
</file>